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seDetails" style:family="table">
      <style:table-properties style:width="16.18cm" fo:break-before="auto" fo:break-after="auto" table:align="center" fo:keep-with-next="auto" style:may-break-between-rows="true" table:border-model="collapsing"/>
    </style:style>
    <style:style style:name="CourseDetails.A" style:family="table-column">
      <style:table-column-properties style:column-width="2.817cm"/>
    </style:style>
    <style:style style:name="CourseDetails.B" style:family="table-column">
      <style:table-column-properties style:column-width="7.327cm"/>
    </style:style>
    <style:style style:name="CourseDetails.C" style:family="table-column">
      <style:table-column-properties style:column-width="2.547cm"/>
    </style:style>
    <style:style style:name="CourseDetails.D" style:family="table-column">
      <style:table-column-properties style:column-width="3.489cm"/>
    </style:style>
    <style:style style:name="CourseDetails.1" style:family="table-row">
      <style:table-row-properties fo:keep-together="auto"/>
    </style:style>
    <style:style style:name="CourseDetails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CourseDetails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A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B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C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CourseDetails.D3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" style:family="table">
      <style:table-properties style:width="16.619cm" table:align="righ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2.408cm"/>
    </style:style>
    <style:style style:name="Table1.D" style:family="table-column">
      <style:table-column-properties style:column-width="2.778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2.782cm"/>
    </style:style>
    <style:style style:name="Table1.1" style:family="table-row">
      <style:table-row-properties style:min-row-height="1.11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493cm" fo:margin-left="-0.545cm" table:align="left"/>
    </style:style>
    <style:style style:name="Table2.A" style:family="table-column">
      <style:table-column-properties style:column-width="3.254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2.884cm"/>
    </style:style>
    <style:style style:name="Table2.D" style:family="table-column">
      <style:table-column-properties style:column-width="2.91cm"/>
    </style:style>
    <style:style style:name="Table2.E" style:family="table-column">
      <style:table-column-properties style:column-width="3.611cm"/>
    </style:style>
    <style:style style:name="Table2.1" style:family="table-row">
      <style:table-row-properties style:min-row-height="1.111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41fc4b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bf19d" officeooo:paragraph-rsid="000bf19d" style:font-weight-asian="bold" style:font-weight-complex="bold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0d90c3" officeooo:paragraph-rsid="000d90c3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122ea8" officeooo:paragraph-rsid="000d90c3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a2f01e" officeooo:paragraph-rsid="00a2f01e" style:font-weight-asian="bold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bold" officeooo:rsid="00be6964" officeooo:paragraph-rsid="00be6964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fo:font-weight="bold" officeooo:rsid="00cd3371" officeooo:paragraph-rsid="00cd3371" style:font-weight-asian="bold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fo:font-weight="normal" officeooo:rsid="00a43d6e" officeooo:paragraph-rsid="00a43d6e" style:font-weight-asian="normal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language="en" fo:country="US" officeooo:rsid="00be6964" officeooo:paragraph-rsid="00be6964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officeooo:paragraph-rsid="0041fc4b" style:font-weight-asian="bold"/>
    </style:style>
    <style:style style:name="P12" style:family="paragraph" style:parent-style-name="Standard">
      <style:paragraph-properties fo:line-height="15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150%" fo:text-align="end" style:justify-single-word="false"/>
      <style:text-properties fo:font-size="12pt" fo:font-weight="bold" officeooo:paragraph-rsid="00b468e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2pt" fo:font-weight="bold" officeooo:rsid="00cbf377" officeooo:paragraph-rsid="00cbf377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weight="bold" officeooo:paragraph-rsid="00b7e6e3" style:font-weight-asian="bold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b7e6e3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a63514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n" fo:country="US" fo:font-weight="bold" officeooo:rsid="00a63514" officeooo:paragraph-rsid="00b7e6e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a43d6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language="en" fo:country="US" fo:font-weight="bold" officeooo:rsid="00a43d6e" officeooo:paragraph-rsid="00b7e6e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fo:font-weight="bold" officeooo:rsid="00b7e6e3" officeooo:paragraph-rsid="00b7e6e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language="en" fo:country="US" fo:font-weight="bold" officeooo:rsid="00b8f388" officeooo:paragraph-rsid="00b8f38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en" fo:country="US" fo:font-weight="bold" officeooo:rsid="00c4bc49" officeooo:paragraph-rsid="00c4bc4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 fo:font-weight="bold" officeooo:rsid="00c4f63c" officeooo:paragraph-rsid="00c4f63c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a72b6f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fo:font-weight="normal" officeooo:rsid="00a72b6f" officeooo:paragraph-rsid="00b7e6e3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fo:font-weight="normal" officeooo:rsid="00a8a5cd" officeooo:paragraph-rsid="00a8a5cd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fo:font-weight="normal" officeooo:rsid="00ada967" officeooo:paragraph-rsid="00b7e6e3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b7e6e3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fo:font-weight="normal" officeooo:rsid="00af9372" officeooo:paragraph-rsid="00af9372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fo:font-weight="normal" officeooo:rsid="00b0b723" officeooo:paragraph-rsid="00b0b723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fo:font-weight="normal" officeooo:rsid="00b249f4" officeooo:paragraph-rsid="00b249f4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fo:font-weight="normal" officeooo:rsid="00b255d6" officeooo:paragraph-rsid="00b255d6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fo:font-weight="normal" officeooo:rsid="00c5dc02" officeooo:paragraph-rsid="00c5dc02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fo:font-weight="normal" officeooo:rsid="00c78ced" officeooo:paragraph-rsid="00c78ced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fo:font-weight="normal" officeooo:rsid="00c817b3" officeooo:paragraph-rsid="00c817b3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fo:font-weight="normal" officeooo:rsid="00ca16cc" officeooo:paragraph-rsid="00ca16cc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5916" officeooo:paragraph-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ba9b" officeooo:paragraph-rsid="000eb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ef0ae" officeooo:paragraph-rsid="000ef0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060a7" officeooo:paragraph-rsid="001060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font-size="12pt" fo:language="en" fo:country="US" fo:font-weight="normal" officeooo:rsid="00b628ee" officeooo:paragraph-rsid="00b628ee" style:font-size-asian="12pt" style:font-weight-asian="normal" style:font-size-complex="12pt" style:font-weight-complex="normal"/>
    </style:style>
    <style:style style:name="P44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fo:language="en" fo:country="US" fo:font-weight="bold" officeooo:rsid="000a126a" officeooo:paragraph-rsid="000a126a" style:font-weight-asian="bold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language="en" fo:country="US" officeooo:paragraph-rsid="00b7e6e3"/>
    </style:style>
    <style:style style:name="T1" style:family="text">
      <style:text-properties officeooo:rsid="00c16a77"/>
    </style:style>
    <style:style style:name="T2" style:family="text">
      <style:text-properties officeooo:rsid="00c35729"/>
    </style:style>
    <style:style style:name="T3" style:family="text">
      <style:text-properties officeooo:rsid="00c4bc49"/>
    </style:style>
    <style:style style:name="T4" style:family="text">
      <style:text-properties officeooo:rsid="00c4f63c"/>
    </style:style>
    <style:style style:name="T5" style:family="text">
      <style:text-properties officeooo:rsid="00cd3371"/>
    </style:style>
    <style:style style:name="T6" style:family="text">
      <style:text-properties officeooo:rsid="00cf9e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KGISL Institute of Technology</text:p>
      <text:p text:style-name="P3">Department of Information Technology</text:p>
      <text:p text:style-name="P4">Lesson Plan (M<text:span text:style-name="T6">acro</text:span> Level)</text:p>
      <table:table table:name="CourseDetails" table:style-name="CourseDetails" table:template-name="Default Style">
        <table:table-column table:style-name="CourseDetails.A"/>
        <table:table-column table:style-name="CourseDetails.B"/>
        <table:table-column table:style-name="CourseDetails.C"/>
        <table:table-column table:style-name="CourseDetails.D"/>
        <table:table-row table:style-name="CourseDetails.1">
          <table:table-cell table:style-name="CourseDetails.A1" office:value-type="string">
            <text:p text:style-name="P17">Faculty Name:</text:p>
          </table:table-cell>
          <table:table-cell table:style-name="CourseDetails.B1" office:value-type="string">
            <text:p text:style-name="P39">Rajasekaran <text:span text:style-name="T1">S</text:span></text:p>
          </table:table-cell>
          <table:table-cell table:style-name="CourseDetails.C1" office:value-type="string">
            <text:p text:style-name="P39">Designation:</text:p>
          </table:table-cell>
          <table:table-cell table:style-name="CourseDetails.D1" office:value-type="string">
            <text:p text:style-name="P39">Assistant Professor</text:p>
          </table:table-cell>
        </table:table-row>
        <table:table-row table:style-name="CourseDetails.1">
          <table:table-cell table:style-name="CourseDetails.A2" office:value-type="string">
            <text:p text:style-name="P40">Course Name:</text:p>
          </table:table-cell>
          <table:table-cell table:style-name="CourseDetails.B2" office:value-type="string">
            <text:p text:style-name="P40">OBJECT ORIENTED PROGRAMMING <text:span text:style-name="T2">LABORATORY</text:span></text:p>
          </table:table-cell>
          <table:table-cell table:style-name="CourseDetails.C2" office:value-type="string">
            <text:p text:style-name="P41">Course Code:</text:p>
          </table:table-cell>
          <table:table-cell table:style-name="CourseDetails.D2" office:value-type="string">
            <text:p text:style-name="P41">CS838<text:span text:style-name="T2">3</text:span></text:p>
          </table:table-cell>
        </table:table-row>
        <table:table-row>
          <table:table-cell table:style-name="CourseDetails.A3" office:value-type="string">
            <text:p text:style-name="P42">Academic Year</text:p>
          </table:table-cell>
          <table:table-cell table:style-name="CourseDetails.B3" office:value-type="string">
            <text:p text:style-name="P42">2018-2019</text:p>
          </table:table-cell>
          <table:table-cell table:style-name="CourseDetails.C3" office:value-type="string">
            <text:p text:style-name="P42">Sem/Year</text:p>
          </table:table-cell>
          <table:table-cell table:style-name="CourseDetails.D3" office:value-type="string">
            <text:p text:style-name="P42">III/II</text:p>
          </table:table-cell>
        </table:table-row>
      </table:table>
      <text:p text:style-name="P5"/>
      <text:p text:style-name="P6">Lesson Plan (Macro Level)</text:p>
      <text:p text:style-name="P9">(Before Course Delivery At Semester Beginning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0">S No</text:p>
          </table:table-cell>
          <table:table-cell table:style-name="Table1.A1" office:value-type="string">
            <text:p text:style-name="P18"><text:span text:style-name="T3">Experiment </text:span><text:s/>Number</text:p>
          </table:table-cell>
          <table:table-cell table:style-name="Table1.A1" office:value-type="string">
            <text:p text:style-name="P24">Date <text:span text:style-name="T4">Planed</text:span></text:p>
          </table:table-cell>
          <table:table-cell table:style-name="Table1.A1" office:value-type="string">
            <text:p text:style-name="P24">No of Hours Required </text:p>
          </table:table-cell>
          <table:table-cell table:style-name="Table1.A1" office:value-type="string">
            <text:p text:style-name="P25">Day Order</text:p>
          </table:table-cell>
          <table:table-cell table:style-name="Table1.F1" office:value-type="string">
            <text:p text:style-name="P25">Hours</text:p>
          </table:table-cell>
        </table:table-row>
        <table:table-row>
          <table:table-cell table:style-name="Table1.A13" office:value-type="string">
            <text:p text:style-name="P26">1</text:p>
          </table:table-cell>
          <table:table-cell table:style-name="Table1.B2" office:value-type="string">
            <text:p text:style-name="P36">Experiment 1 </text:p>
          </table:table-cell>
          <table:table-cell table:style-name="Table1.C13" office:value-type="string">
            <text:p text:style-name="P37"/>
          </table:table-cell>
          <table:table-cell table:style-name="Table1.D2" office:value-type="string">
            <text:p text:style-name="P38">4</text:p>
          </table:table-cell>
          <table:table-cell table:style-name="Table1.E2" office:value-type="string">
            <text:p text:style-name="P38">1</text:p>
          </table:table-cell>
          <table:table-cell table:style-name="Table1.F2" office:value-type="string">
            <text:p text:style-name="P31"/>
          </table:table-cell>
        </table:table-row>
        <table:table-row>
          <table:table-cell table:style-name="Table1.A13" office:value-type="string">
            <text:p text:style-name="P28">2</text:p>
          </table:table-cell>
          <table:table-cell table:style-name="Table1.B3" office:value-type="string">
            <text:p text:style-name="P36">Experiment 2 </text:p>
          </table:table-cell>
          <table:table-cell table:style-name="Table1.C13" office:value-type="string">
            <text:p text:style-name="P32"/>
          </table:table-cell>
          <table:table-cell table:style-name="Table1.D3" office:value-type="string">
            <text:p text:style-name="P38">4</text:p>
          </table:table-cell>
          <table:table-cell table:style-name="Table1.E3" office:value-type="string">
            <text:p text:style-name="P38">1</text:p>
          </table:table-cell>
          <table:table-cell table:style-name="Table1.F3" office:value-type="string">
            <text:p text:style-name="P32"/>
          </table:table-cell>
        </table:table-row>
        <table:table-row>
          <table:table-cell table:style-name="Table1.A13" office:value-type="string">
            <text:p text:style-name="P28">3</text:p>
          </table:table-cell>
          <table:table-cell table:style-name="Table1.B4" office:value-type="string">
            <text:p text:style-name="P36">Experiment 3 </text:p>
          </table:table-cell>
          <table:table-cell table:style-name="Table1.C13" office:value-type="string">
            <text:p text:style-name="P33"/>
          </table:table-cell>
          <table:table-cell table:style-name="Table1.D4" office:value-type="string">
            <text:p text:style-name="P38">4</text:p>
          </table:table-cell>
          <table:table-cell table:style-name="Table1.E4" office:value-type="string">
            <text:p text:style-name="P38">1</text:p>
          </table:table-cell>
          <table:table-cell table:style-name="Table1.F4" office:value-type="string">
            <text:p text:style-name="P33"/>
          </table:table-cell>
        </table:table-row>
        <table:table-row>
          <table:table-cell table:style-name="Table1.A13" office:value-type="string">
            <text:p text:style-name="P28">4</text:p>
          </table:table-cell>
          <table:table-cell table:style-name="Table1.B5" office:value-type="string">
            <text:p text:style-name="P36">Experiment 4 </text:p>
          </table:table-cell>
          <table:table-cell table:style-name="Table1.C13" office:value-type="string">
            <text:p text:style-name="P34"/>
          </table:table-cell>
          <table:table-cell table:style-name="Table1.D5" office:value-type="string">
            <text:p text:style-name="P38">4</text:p>
          </table:table-cell>
          <table:table-cell table:style-name="Table1.E5" office:value-type="string">
            <text:p text:style-name="P38">1</text:p>
          </table:table-cell>
          <table:table-cell table:style-name="Table1.F5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28">5</text:p>
          </table:table-cell>
          <table:table-cell table:style-name="Table1.B13" office:value-type="string">
            <text:p text:style-name="P36">Experiment 5 </text:p>
          </table:table-cell>
          <table:table-cell table:style-name="Table1.C13" office:value-type="string">
            <text:p text:style-name="P34"/>
          </table:table-cell>
          <table:table-cell table:style-name="Table1.D6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6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5">6</text:p>
          </table:table-cell>
          <table:table-cell table:style-name="Table1.B13" office:value-type="string">
            <text:p text:style-name="P36">Experiment 6 </text:p>
          </table:table-cell>
          <table:table-cell table:style-name="Table1.C13" office:value-type="string">
            <text:p text:style-name="P34"/>
          </table:table-cell>
          <table:table-cell table:style-name="Table1.D7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7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5">7</text:p>
          </table:table-cell>
          <table:table-cell table:style-name="Table1.B13" office:value-type="string">
            <text:p text:style-name="P36">Experiment 7 </text:p>
          </table:table-cell>
          <table:table-cell table:style-name="Table1.C13" office:value-type="string">
            <text:p text:style-name="P34"/>
          </table:table-cell>
          <table:table-cell table:style-name="Table1.D8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8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6">8</text:p>
          </table:table-cell>
          <table:table-cell table:style-name="Table1.B13" office:value-type="string">
            <text:p text:style-name="P36">Experiment 8 </text:p>
          </table:table-cell>
          <table:table-cell table:style-name="Table1.C13" office:value-type="string">
            <text:p text:style-name="P34"/>
          </table:table-cell>
          <table:table-cell table:style-name="Table1.D9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9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6">9</text:p>
          </table:table-cell>
          <table:table-cell table:style-name="Table1.B13" office:value-type="string">
            <text:p text:style-name="P36">Experiment 9 </text:p>
          </table:table-cell>
          <table:table-cell table:style-name="Table1.C13" office:value-type="string">
            <text:p text:style-name="P34"/>
          </table:table-cell>
          <table:table-cell table:style-name="Table1.D10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10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6">10</text:p>
          </table:table-cell>
          <table:table-cell table:style-name="Table1.B13" office:value-type="string">
            <text:p text:style-name="P36">Experiment 10 </text:p>
          </table:table-cell>
          <table:table-cell table:style-name="Table1.C13" office:value-type="string">
            <text:p text:style-name="P34"/>
          </table:table-cell>
          <table:table-cell table:style-name="Table1.D11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11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6">11</text:p>
          </table:table-cell>
          <table:table-cell table:style-name="Table1.B13" office:value-type="string">
            <text:p text:style-name="P36">Experiment 11 </text:p>
          </table:table-cell>
          <table:table-cell table:style-name="Table1.C13" office:value-type="string">
            <text:p text:style-name="P34"/>
          </table:table-cell>
          <table:table-cell table:style-name="Table1.D12" office:value-type="string">
            <text:p text:style-name="P38">4</text:p>
          </table:table-cell>
          <table:table-cell table:style-name="Table1.E13" office:value-type="string">
            <text:p text:style-name="P38">1</text:p>
          </table:table-cell>
          <table:table-cell table:style-name="Table1.F12" office:value-type="string">
            <text:p text:style-name="P34"/>
          </table:table-cell>
        </table:table-row>
        <table:table-row>
          <table:table-cell table:style-name="Table1.A13" office:value-type="string">
            <text:p text:style-name="P37">12</text:p>
          </table:table-cell>
          <table:table-cell table:style-name="Table1.B13" office:value-type="string">
            <text:p text:style-name="P37">Mini Project</text:p>
          </table:table-cell>
          <table:table-cell table:style-name="Table1.C13" office:value-type="string">
            <text:p text:style-name="P34"/>
          </table:table-cell>
          <table:table-cell table:style-name="Table1.D13" office:value-type="string">
            <text:p text:style-name="P38">16</text:p>
          </table:table-cell>
          <table:table-cell table:style-name="Table1.E13" office:value-type="string">
            <text:p text:style-name="P38">1</text:p>
          </table:table-cell>
          <table:table-cell table:style-name="Table1.F13" office:value-type="string">
            <text:p text:style-name="P34"/>
          </table:table-cell>
        </table:table-row>
        <table:table-row>
          <table:table-cell table:style-name="Table1.A14" table:number-columns-spanned="3" office:value-type="string">
            <text:p text:style-name="P12">Total No. of Hours Required as per Lesson Plan</text:p>
          </table:table-cell>
          <table:covered-table-cell/>
          <table:covered-table-cell/>
          <table:table-cell table:style-name="Table1.D14" office:value-type="string">
            <text:p text:style-name="P14">60</text:p>
          </table:table-cell>
          <table:table-cell table:style-name="Table1.E14" office:value-type="string">
            <text:p text:style-name="P43"/>
          </table:table-cell>
          <table:table-cell table:style-name="Table1.F14" office:value-type="string">
            <text:p text:style-name="P43"/>
          </table:table-cell>
        </table:table-row>
        <table:table-row>
          <table:table-cell table:style-name="Table1.A15" table:number-columns-spanned="3" office:value-type="string">
            <text:p text:style-name="P13">Total No. of Hours Allotted as per Anna University</text:p>
          </table:table-cell>
          <table:covered-table-cell/>
          <table:covered-table-cell/>
          <table:table-cell table:style-name="Table1.D14" office:value-type="string">
            <text:p text:style-name="P14">60</text:p>
          </table:table-cell>
          <table:table-cell table:style-name="Table1.E15" office:value-type="string">
            <text:p text:style-name="P43"/>
          </table:table-cell>
          <table:table-cell table:style-name="Table1.F15" office:value-type="string">
            <text:p text:style-name="P43"/>
          </table:table-cell>
        </table:table-row>
      </table:table>
      <text:p text:style-name="P11"/>
      <text:p text:style-name="P15">Deployment of Lesson plan</text:p>
      <text:p text:style-name="P16"><text:s/>(At the end of Course Delivery- At Semester End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21">S No</text:p>
          </table:table-cell>
          <table:table-cell table:style-name="Table2.A1" office:value-type="string">
            <text:p text:style-name="P19">Unit Number</text:p>
          </table:table-cell>
          <table:table-cell table:style-name="Table2.A1" office:value-type="string">
            <text:p text:style-name="P19">Start Date</text:p>
          </table:table-cell>
          <table:table-cell table:style-name="Table2.A1" office:value-type="string">
            <text:p text:style-name="P19">Completion </text:p>
            <text:p text:style-name="P19">Date</text:p>
          </table:table-cell>
          <table:table-cell table:style-name="Table2.A1" office:value-type="string">
            <text:p text:style-name="P19">No of Hours </text:p>
            <text:p text:style-name="P22">Planned</text:p>
          </table:table-cell>
          <table:table-cell table:style-name="Table2.F1" office:value-type="string">
            <text:p text:style-name="P23">No of Hours Handled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27"/>
          </table:table-cell>
          <table:table-cell table:style-name="Table2.C2" office:value-type="string">
            <text:p text:style-name="P29"/>
          </table:table-cell>
          <table:table-cell table:style-name="Table2.D2" office:value-type="string">
            <text:p text:style-name="P29"/>
          </table:table-cell>
          <table:table-cell table:style-name="Table2.E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</table:table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Prepared By</text:p>
            <text:p text:style-name="P7">Signature of Faculty</text:p>
          </table:table-cell>
          <table:table-cell table:style-name="Table3.A1" office:value-type="string">
            <text:p text:style-name="P10">Approved By</text:p>
            <text:p text:style-name="P7">Head of Departmen<text:span text:style-name="T5">t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0e59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0:07:36.065474548</meta:creation-date>
    <dc:date>2018-07-06T11:19:07.185844349</dc:date>
    <meta:editing-duration>PT6H11M</meta:editing-duration>
    <meta:editing-cycles>170</meta:editing-cycles>
    <meta:generator>LibreOffice/6.0.3.2$Linux_X86_64 LibreOffice_project/00m0$Build-2</meta:generator>
    <meta:document-statistic meta:table-count="4" meta:image-count="0" meta:object-count="0" meta:page-count="1" meta:paragraph-count="89" meta:word-count="175" meta:character-count="899" meta:non-whitespace-character-count="797"/>
  </office:meta>
</office:document-meta>
</file>